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3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Excel_20_Built-in_20_Currency" style:data-style-name="N1013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Bad" style:data-style-name="N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Excel_20_Built-in_20_Bad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10135">
      <style:table-cell-properties fo:background-color="#ffa6a6"/>
    </style:style>
    <style:style style:name="ce17" style:family="table-cell" style:parent-style-name="Default" style:data-style-name="N10135"/>
    <style:style style:name="ce49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3" table:default-cell-style-name="Default"/>
        <table:table-row table:style-name="ro1">
          <table:table-cell table:style-name="ce3" office:value-type="string" calcext:value-type="string">
            <text:p>Resistors</text:p>
          </table:table-cell>
          <table:table-cell table:number-columns-repeated="4"/>
          <table:table-cell table:style-name="ce46" office:value-type="string" calcext:value-type="string">
            <text:p>price @ 10</text:p>
          </table:table-cell>
          <table:table-cell table:style-name="ce13" office:value-type="string" calcext:value-type="string">
            <text:p>Total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R [Ω]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 [W]</text:p>
          </table:table-cell>
          <table:table-cell office:value-type="string" calcext:value-type="string">
            <text:p>Mount</text:p>
          </table:table-cell>
          <table:table-cell table:style-name="ce13" office:value-type="string" calcext:value-type="string">
            <text:p>CA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273-TDH50H1R00FECT-ND</text:p>
          </table:table-cell>
          <table:table-cell office:value-type="float" office:value="1" calcext:value-type="float">
            <text:p>1</text:p>
          </table:table-cell>
          <table:table-cell table:style-name="ce8" office:value-type="percentage" office:value="0.01" calcext:value-type="percentage">
            <text:p>1%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T</text:p>
          </table:table-cell>
          <table:table-cell table:style-name="ce47" office:value-type="currency" office:currency="CAD" office:value="10.987" calcext:value-type="currency">
            <text:p>$10.99</text:p>
          </table:table-cell>
          <table:table-cell table:style-name="ce17" table:formula="of:=[.F3]*10" office:value-type="currency" office:currency="CAD" office:value="109.87" calcext:value-type="currency">
            <text:p>$109.8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118-PWR163S-25-1R00FECT-ND</text:p>
          </table:table-cell>
          <table:table-cell office:value-type="float" office:value="1" calcext:value-type="float">
            <text:p>1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SMT</text:p>
          </table:table-cell>
          <table:table-cell table:style-name="ce17" office:value-type="currency" office:currency="CAD" office:value="4.59" calcext:value-type="currency">
            <text:p>$4.59</text:p>
          </table:table-cell>
          <table:table-cell table:style-name="ce17" table:formula="of:=[.F4]*10" office:value-type="currency" office:currency="CAD" office:value="45.9" calcext:value-type="currency">
            <text:p>$45.9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137410-ND</text:p>
          </table:table-cell>
          <table:table-cell office:value-type="float" office:value="1" calcext:value-type="float">
            <text:p>1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TH</text:p>
          </table:table-cell>
          <table:table-cell table:style-name="ce17" office:value-type="currency" office:currency="CAD" office:value="0.763" calcext:value-type="currency">
            <text:p>$0.76</text:p>
          </table:table-cell>
          <table:table-cell table:style-name="ce17" table:formula="of:=[.F5]*10" office:value-type="currency" office:currency="CAD" office:value="7.63" calcext:value-type="currency">
            <text:p>$7.6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SD-1.0RCT-ND</text:p>
          </table:table-cell>
          <table:table-cell office:value-type="float" office:value="1" calcext:value-type="float">
            <text:p>1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TH</text:p>
          </table:table-cell>
          <table:table-cell table:style-name="ce17" office:value-type="currency" office:currency="CAD" office:value="2.82" calcext:value-type="currency">
            <text:p>$2.82</text:p>
          </table:table-cell>
          <table:table-cell table:style-name="ce17" table:formula="of:=[.F6]*10" office:value-type="currency" office:currency="CAD" office:value="28.2" calcext:value-type="currency">
            <text:p>$28.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YAG5797CT-ND</text:p>
          </table:table-cell>
          <table:table-cell table:style-name="ce13" office:value-type="float" office:value="2" calcext:value-type="float">
            <text:p>2</text:p>
          </table:table-cell>
          <table:table-cell table:style-name="ce43" office:value-type="percentage" office:value="0.01" calcext:value-type="percentage">
            <text:p>1%</text:p>
          </table:table-cell>
          <table:table-cell table:style-name="ce23" office:value-type="float" office:value="7" calcext:value-type="float">
            <text:p>7</text:p>
          </table:table-cell>
          <table:table-cell table:style-name="ce13" office:value-type="string" calcext:value-type="string">
            <text:p>TH</text:p>
          </table:table-cell>
          <table:table-cell table:style-name="ce49" office:value-type="currency" office:currency="CAD" office:value="1.1504" calcext:value-type="currency">
            <text:p>$1.15</text:p>
          </table:table-cell>
          <table:table-cell table:style-name="ce17" table:formula="of:=[.F7]*20" office:value-type="currency" office:currency="CAD" office:value="23.008" calcext:value-type="currency">
            <text:p>$23.01</text:p>
          </table:table-cell>
          <table:table-cell table:number-columns-repeated="44"/>
        </table:table-row>
        <table:table-row table:style-name="ro1" table:number-rows-repeated="6">
          <table:table-cell/>
          <table:table-cell table:style-name="Default" table:number-columns-repeated="4"/>
          <table:table-cell table:style-name="ce49"/>
          <table:table-cell table:number-columns-repeated="45"/>
        </table:table-row>
        <table:table-row table:style-name="ro1">
          <table:table-cell/>
          <table:table-cell table:style-name="Default" table:number-columns-repeated="4"/>
          <table:table-cell table:number-columns-repeated="46"/>
        </table:table-row>
        <table:table-row table:style-name="ro1">
          <table:table-cell table:number-columns-repeated="2"/>
          <table:table-cell table:style-name="ce8"/>
          <table:table-cell table:number-columns-repeated="48"/>
        </table:table-row>
        <table:table-row table:style-name="ro1">
          <table:table-cell table:style-name="ce3" office:value-type="string" calcext:value-type="string">
            <text:p>Banana Jacks</text:p>
          </table:table-cell>
          <table:table-cell/>
          <table:table-cell table:style-name="ce8"/>
          <table:table-cell table:number-columns-repeated="48"/>
        </table:table-row>
        <table:table-row table:style-name="ro1">
          <table:table-cell office:value-type="string" calcext:value-type="string">
            <text:p>BKCT3151SP-0-ND</text:p>
          </table:table-cell>
          <table:table-cell table:style-name="ce7" office:value-type="currency" office:currency="CAD" office:value="2.05" calcext:value-type="currency">
            <text:p>$2.05</text:p>
          </table:table-cell>
          <table:table-cell table:style-name="ce10" office:value-type="string" calcext:value-type="string">
            <text:p>panel mount right angle TH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KCT3149-0-ND</text:p>
          </table:table-cell>
          <table:table-cell table:style-name="ce7" office:value-type="currency" office:currency="CAD" office:value="1.2" calcext:value-type="currency">
            <text:p>$1.20</text:p>
          </table:table-cell>
          <table:table-cell table:style-name="ce10" office:value-type="string" calcext:value-type="string">
            <text:p>panel mount TH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J153-ND</text:p>
          </table:table-cell>
          <table:table-cell table:style-name="ce7" office:value-type="currency" office:currency="CAD" office:value="0.826" calcext:value-type="currency">
            <text:p>$0.83</text:p>
          </table:table-cell>
          <table:table-cell table:style-name="ce10" office:value-type="string" calcext:value-type="string">
            <text:p>panel mount</text:p>
          </table:table-cell>
          <table:table-cell table:number-columns-repeated="48"/>
        </table:table-row>
        <table:table-row table:style-name="ro1" table:number-rows-repeated="2">
          <table:table-cell/>
          <table:table-cell table:style-name="Default"/>
          <table:table-cell table:style-name="ce8"/>
          <table:table-cell table:number-columns-repeated="48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ce17"/>
          <table:table-cell table:number-columns-repeated="45"/>
        </table:table-row>
        <table:table-row table:style-name="ro1">
          <table:table-cell table:style-name="ce3" office:value-type="string" calcext:value-type="string">
            <text:p>Boxes</text:p>
          </table:table-cell>
          <table:table-cell/>
          <table:table-cell table:style-name="Default"/>
          <table:table-cell table:number-columns-repeated="2"/>
          <table:table-cell table:style-name="ce17"/>
          <table:table-cell/>
          <table:table-cell office:value-type="string" calcext:value-type="string">
            <text:p>1Ω 1% SMT</text:p>
          </table:table-cell>
          <table:table-cell office:value-type="string" calcext:value-type="string">
            <text:p>Power jumps from 4W to 25W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377-1941-ND</text:p>
          </table:table-cell>
          <table:table-cell table:style-name="ce5" office:value-type="currency" office:currency="CAD" office:value="19.8" calcext:value-type="currency">
            <text:p>$19.80</text:p>
          </table:table-cell>
          <table:table-cell table:style-name="Default"/>
          <table:table-cell table:number-columns-repeated="2"/>
          <table:table-cell table:style-name="ce17"/>
          <table:table-cell table:number-columns-repeated="2"/>
          <table:table-cell office:value-type="string" calcext:value-type="string">
            <text:p>Only 4 at 25W+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M368-ND</text:p>
          </table:table-cell>
          <table:table-cell table:style-name="ce6" office:value-type="currency" office:currency="CAD" office:value="18" calcext:value-type="currency">
            <text:p>$18.00</text:p>
          </table:table-cell>
          <table:table-cell table:style-name="Default"/>
          <table:table-cell table:number-columns-repeated="5"/>
          <table:table-cell office:value-type="string" calcext:value-type="string">
            <text:p>2 options at 25W, I chose to pay $0.5 more/unit for something with leads: easier to solde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C-11481-LGA-ND</text:p>
          </table:table-cell>
          <table:table-cell table:style-name="ce6" office:value-type="currency" office:currency="CAD" office:value="33.14" calcext:value-type="currency">
            <text:p>$33.14</text:p>
          </table:table-cell>
          <table:table-cell table:style-name="Default"/>
          <table:table-cell table:number-columns-repeated="4"/>
          <table:table-cell office:value-type="string" calcext:value-type="string">
            <text:p>1Ω 1% TH</text:p>
          </table:table-cell>
          <table:table-cell office:value-type="string" calcext:value-type="string">
            <text:p>There was one option that wasn’t in a TO-220 package with unbent lead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M1100-ND</text:p>
          </table:table-cell>
          <table:table-cell table:style-name="ce6" office:value-type="currency" office:currency="CAD" office:value="21.52" calcext:value-type="currency">
            <text:p>$21.52</text:p>
          </table:table-cell>
          <table:table-cell table:number-columns-repeated="6"/>
          <table:table-cell office:value-type="string" calcext:value-type="string">
            <text:p>It was from Reidon, who I hadn’t heard of and there were only 180 in stock. Not a good sign for longevitity.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string" calcext:value-type="string">
            <text:p>I don’t want to bend a bunch of leads. I would have saved about $10.</text:p>
          </table:table-cell>
          <table:table-cell table:number-columns-repeated="42"/>
        </table:table-row>
        <table:table-row table:style-name="ro1">
          <table:table-cell table:number-columns-repeated="7"/>
          <table:table-cell office:value-type="string" calcext:value-type="string">
            <text:p>Chasis mount</text:p>
          </table:table-cell>
          <table:table-cell office:value-type="string" calcext:value-type="string">
            <text:p>wiring is bad</text:p>
          </table:table-cell>
          <table:table-cell table:number-columns-repeated="42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7"/>
          <table:table-cell office:value-type="string" calcext:value-type="string">
            <text:p>10Ω 1% TH</text:p>
          </table:table-cell>
          <table:table-cell office:value-type="string" calcext:value-type="string">
            <text:p>everything just TO-220 packages</text:p>
          </table:table-cell>
          <table:table-cell table:number-columns-repeated="42"/>
        </table:table-row>
        <table:table-row table:style-name="ro1">
          <table:table-cell table:number-columns-repeated="7"/>
          <table:table-cell office:value-type="string" calcext:value-type="string">
            <text:p>10Ω 1% SMT</text:p>
          </table:table-cell>
          <table:table-cell office:value-type="string" calcext:value-type="string">
            <text:p>cheapest one was the 25W one</text:p>
          </table:table-cell>
          <table:table-cell table:number-columns-repeated="42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7"/>
          <table:table-cell office:value-type="string" calcext:value-type="string">
            <text:p>high power R</text:p>
          </table:table-cell>
          <table:table-cell table:number-columns-repeated="43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7"/>
          <table:table-cell office:value-type="string" calcext:value-type="string">
            <text:p>Bolt 2 KAL50FB5R00-ND to the bottom of enclosure</text:p>
          </table:table-cell>
          <table:table-cell table:number-columns-repeated="43"/>
        </table:table-row>
        <table:table-row table:style-name="ro1" table:number-rows-repeated="1048538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percentage-style style:name="N129">
      <number:number number:decimal-places="1" loext:min-decimal-places="1" number:min-integer-digits="1"/>
      <number:text>%</number:text>
    </number:percentag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5P0" style:volatile="true" number:language="en" number:country="CA">
      <number:currency-symbol>$</number:currency-symbol>
      <number:number number:decimal-places="2" loext:min-decimal-places="2" number:min-integer-digits="1" number:grouping="true"/>
    </number:currency-style>
    <number:currency-style style:name="N10135" number:language="en" number:country="CA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3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2"/>
    <style:style style:name="Excel_20_Built-in_20_Percent" style:display-name="Excel Built-in Percent" style:family="table-cell" style:parent-style-name="Default" style:data-style-name="N10"/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1.386cm" fo:margin-bottom="2cm" fo:margin-left="2.93cm" fo:margin-right="2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00-00-00</text:date>, <text:time style:data-style-name="N2" text:time-value="21:43:46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dam Gulyas</meta:initial-creator>
    <meta:creation-date>2021-06-07T19:50:42</meta:creation-date>
    <dc:date>2021-06-19T21:44:45.927000000</dc:date>
    <meta:generator>LibreOffice/6.3.6.2$Windows_X86_64 LibreOffice_project/2196df99b074d8a661f4036fca8fa0cbfa33a497</meta:generator>
    <meta:editing-duration>P3DT12H4M6S</meta:editing-duration>
    <meta:editing-cycles>9</meta:editing-cycles>
    <meta:document-statistic meta:table-count="1" meta:cell-count="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